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6.1917in" fo:margin-left="-0.0958in" style:page-number="auto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3.75in"/>
    </style:style>
    <style:style style:name="Tabelle1.C" style:family="table-column">
      <style:table-column-properties style:column-width="0.8667in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le2" style:family="table">
      <style:table-properties style:width="6.1917in" fo:margin-left="-0.0958in" table:align="left" style:writing-mode="lr-tb"/>
    </style:style>
    <style:style style:name="Tabelle2.A" style:family="table-column">
      <style:table-column-properties style:column-width="1.6097in"/>
    </style:style>
    <style:style style:name="Tabelle2.B" style:family="table-column">
      <style:table-column-properties style:column-width="3.7153in"/>
    </style:style>
    <style:style style:name="Tabelle2.C" style:family="table-column">
      <style:table-column-properties style:column-width="0.8667in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e3" style:family="table">
      <style:table-properties style:width="6.1917in" fo:margin-left="-0.0958in" table:align="left" style:writing-mode="lr-tb"/>
    </style:style>
    <style:style style:name="Tabelle3.A" style:family="table-column">
      <style:table-column-properties style:column-width="1.6097in"/>
    </style:style>
    <style:style style:name="Tabelle3.B" style:family="table-column">
      <style:table-column-properties style:column-width="3.7153in"/>
    </style:style>
    <style:style style:name="Tabelle3.C" style:family="table-column">
      <style:table-column-properties style:column-width="0.8667in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P6" style:family="paragraph" style:parent-style-name="Standard">
      <style:text-properties style:font-name="Verdana" fo:language="de" fo:country="DE" officeooo:rsid="0019d9f3" officeooo:paragraph-rsid="0019d9f3" style:font-name-complex="Verdana"/>
    </style:style>
    <style:style style:name="P7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8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9" style:family="paragraph" style:parent-style-name="Standard">
      <style:text-properties style:font-name="Verdana" fo:language="de" fo:country="DE" style:text-underline-style="solid" style:text-underline-width="auto" style:text-underline-color="font-color" officeooo:rsid="0016d929" style:font-name-complex="Verdana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11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P12" style:family="paragraph" style:parent-style-name="Standard">
      <style:text-properties style:use-window-font-color="true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style:font-name="Verdana" fo:font-size="12pt" fo:language="de" fo:country="DE" officeooo:rsid="001b0fe1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3" style:family="text">
      <style:text-properties style:use-window-font-color="true" fo:font-size="12pt" style:font-name-asian="Times New Roman" style:font-size-asian="12pt" style:language-asian="zh" style:country-asian="CN" style:font-size-complex="12pt" style:language-complex="ar" style:country-complex="SA"/>
    </style:style>
    <style:style style:name="T4" style:family="text">
      <style:text-properties style:use-window-font-color="true" fo:font-size="12pt" officeooo:rsid="0016d929" style:font-name-asian="Times New Roman" style:font-size-asian="12pt" style:language-asian="zh" style:country-asian="CN" style:font-size-complex="12pt" style:language-complex="ar" style:country-complex="SA"/>
    </style:style>
    <style:style style:name="T5" style:family="text">
      <style:text-properties style:use-window-font-color="true" fo:font-size="12pt" officeooo:rsid="0018dc4b" style:font-name-asian="Times New Roman" style:font-size-asian="12pt" style:language-asian="zh" style:country-asian="CN" style:font-size-complex="12pt" style:language-complex="ar" style:country-complex="SA"/>
    </style:style>
    <style:style style:name="T6" style:family="text">
      <style:text-properties officeooo:rsid="001645ab"/>
    </style:style>
    <style:style style:name="T7" style:family="text">
      <style:text-properties officeooo:rsid="0016d929"/>
    </style:style>
    <style:style style:name="T8" style:family="text">
      <style:text-properties officeooo:rsid="0019d9f3"/>
    </style:style>
    <style:style style:name="T9" style:family="text">
      <style:text-properties officeooo:rsid="001b0f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10">Protokoll</text:p>
          </table:table-cell>
          <table:table-cell table:style-name="Tabelle1.C1" office:value-type="string">
            <text:p text:style-name="P11">Bemer</text:p>
            <text:p text:style-name="P11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<text:span text:style-name="T4">10</text:span>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Button respons verbessern</text:span></text:p>
            <text:p text:style-name="P12">- <text:span text:style-name="T9">2 spielermodus</text:span></text:p>
            <text:p text:style-name="P12">- <text:span text:style-name="T9">Elektronikbox und platine löten</text:span></text:p>
            <text:p text:style-name="P12"/>
            <text:p text:style-name="P12"/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7">Was wurde besprochen?</text:p>
            <text:p text:style-name="P12">- <text:span text:style-name="T9">Pins und anbindung von hardware im endprodukt</text:span></text:p>
            <text:p text:style-name="P9"/>
          </table:table-cell>
          <table:table-cell table:style-name="Tabelle2.C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<text:span text:style-name="T9">Resonsiv buttons</text:span></text:p>
            <text:p text:style-name="P3">- <text:span text:style-name="T9">2 Spielermenüs</text:span></text:p>
            <text:p text:style-name="P3">- <text:span text:style-name="T9">Elektronikbox verfeinert</text:span></text:p>
            <text:p text:style-name="P3"/>
            <text:p text:style-name="P7">Welche Fragen blieben ungeklärt?</text:p>
            <text:p text:style-name="P5">Zusammenführung Spiel und Menü</text:p>
            <text:p text:style-name="P3"/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6">Menü und Spiel zusammenführen</text:p>
            <text:p text:style-name="P6">Multispielermodus fertigmachen</text:p>
            <text:p text:style-name="P6">Hardware und Gehäuse zusammenlegen</text:p>
            <text:p text:style-name="P5">Zusammenführung Spiel und Menü</text:p>
            <text:p text:style-name="P3"/>
            <text:p text:style-name="P3"/>
            <text:p text:style-name="P3"/>
            <text:p text:style-name="P3">Wer übernimmt welche Aufgaben? </text:p>
            <text:p text:style-name="P3">Florian Auschra = 3D-Modelle</text:p>
            <text:p text:style-name="P3">Dennis Anhalt = Displays/Pixelart</text:p>
            <text:p text:style-name="P3">Kevin Speckmann = LED-Streifen <text:soft-page-break/>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<text:span text:style-name="T6">23</text:span>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<text:span text:style-name="T7">22</text:span>.1.2021</text:p>
          </table:table-cell>
          <table:table-cell table:style-name="Tabelle3.A1" office:value-type="string">
            <text:p text:style-name="P3">Protokollant/in <text:s text:c="5"/></text:p>
            <text:p text:style-name="P6"><text:span text:style-name="T5">D</text:span><text:span text:style-name="T3">ennis Anhalt</text:span>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Lfd</dc:title>
    <meta:initial-creator>qqq</meta:initial-creator>
    <meta:creation-date>2020-09-28T12:52:00</meta:creation-date>
    <dc:date>2021-01-22T13:51:33.216000000</dc:date>
    <meta:print-date>1995-11-21T17:41:00</meta:print-date>
    <meta:editing-cycles>17</meta:editing-cycles>
    <meta:editing-duration>PT1H28S</meta:editing-duration>
    <meta:generator>LibreOffice/6.3.3.2$Windows_X86_64 LibreOffice_project/a64200df03143b798afd1ec74a12ab50359878ed</meta:generator>
    <meta:document-statistic meta:table-count="3" meta:image-count="0" meta:object-count="0" meta:page-count="2" meta:paragraph-count="43" meta:word-count="149" meta:character-count="1117" meta:non-whitespace-character-count="1000"/>
  </office:meta>
</office:document-meta>
</file>